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Normal">
      <style:paragraph-properties style:text-autospace="none">
        <style:tab-stops>
          <style:tab-stop style:position="3.3472in"/>
        </style:tab-stops>
      </style:paragraph-properties>
      <style:text-properties style:font-name-asian="Times New Roman" style:font-name-complex="Arial"/>
    </style:style>
    <style:style style:name="P2" style:family="paragraph" style:parent-style-name="Normal">
      <style:paragraph-properties style:text-autospace="none">
        <style:tab-stops>
          <style:tab-stop style:position="1.6736in"/>
        </style:tab-stops>
      </style:paragraph-properties>
      <style:text-properties style:font-name-asian="Times New Roman" style:font-name-complex="Arial"/>
    </style:style>
    <style:style style:name="P3" style:family="paragraph" style:parent-style-name="Normal">
      <style:paragraph-properties fo:margin-left="1.6736in" fo:margin-right="0in" fo:text-indent="-1.6736in" style:auto-text-indent="false" style:text-autospace="none">
        <style:tab-stops>
          <style:tab-stop style:position="0in"/>
        </style:tab-stops>
      </style:paragraph-properties>
      <style:text-properties style:font-name-asian="Times New Roman" style:font-name-complex="Arial"/>
    </style:style>
    <style:style style:name="P4" style:family="paragraph" style:parent-style-name="Normal">
      <style:paragraph-properties fo:margin-left="0in" fo:margin-right="0in" fo:text-indent="0in" style:auto-text-indent="false" style:text-autospace="none">
        <style:tab-stops>
          <style:tab-stop style:position="0in"/>
        </style:tab-stops>
      </style:paragraph-properties>
      <style:text-properties style:font-name-asian="Times New Roman" style:font-name-complex="Arial"/>
    </style:style>
    <style:style style:name="P5" style:family="paragraph" style:parent-style-name="Normal">
      <style:paragraph-properties fo:margin-left="1.6736in" fo:margin-right="0in" style:line-height-at-least="0.1528in" fo:text-indent="-1.6736in" style:auto-text-indent="false" style:text-autospace="none">
        <style:tab-stops>
          <style:tab-stop style:position="0in"/>
        </style:tab-stops>
      </style:paragraph-properties>
    </style:style>
    <style:style style:name="P6" style:family="paragraph" style:parent-style-name="Normal">
      <style:paragraph-properties style:text-autospace="none">
        <style:tab-stops>
          <style:tab-stop style:position="1.6736in"/>
        </style:tab-stops>
      </style:paragraph-properties>
    </style:style>
    <style:style style:name="P7" style:family="paragraph" style:parent-style-name="Normal">
      <style:paragraph-properties fo:margin-left="1.6736in" fo:margin-right="0in" style:line-height-at-least="0.1528in" fo:text-indent="-1.6736in" style:auto-text-indent="false" fo:keep-with-next="always">
        <style:tab-stops>
          <style:tab-stop style:position="0in"/>
        </style:tab-stops>
      </style:paragraph-properties>
      <style:text-properties style:text-underline-style="none" fo:font-weight="normal" style:font-name-asian="Times New Roman" style:font-weight-asian="normal" style:font-name-complex="Arial" style:font-weight-complex="normal"/>
    </style:style>
    <style:style style:name="P8" style:family="paragraph" style:parent-style-name="Normal">
      <style:text-properties officeooo:rsid="000d8d13" officeooo:paragraph-rsid="000d8d13"/>
    </style:style>
    <style:style style:name="P9" style:family="paragraph" style:parent-style-name="Normal">
      <style:text-properties officeooo:paragraph-rsid="000d8d13"/>
    </style:style>
    <style:style style:name="P10" style:family="paragraph" style:parent-style-name="Normal">
      <style:paragraph-properties fo:margin-left="1.6736in" fo:margin-right="0in" fo:text-indent="-1.6736in" style:auto-text-indent="false" style:text-autospace="none">
        <style:tab-stops>
          <style:tab-stop style:position="0in"/>
        </style:tab-stops>
      </style:paragraph-properties>
      <style:text-properties fo:font-weight="bold" style:font-name-asian="Times New Roman" style:font-weight-asian="bold" style:font-name-complex="Arial" style:font-weight-complex="bold"/>
    </style:style>
    <style:style style:name="P11" style:family="paragraph" style:parent-style-name="Title" style:master-page-name="Standard">
      <style:paragraph-properties style:page-number="auto"/>
      <style:text-properties fo:language="en" fo:country="US"/>
    </style:style>
    <style:style style:name="P12" style:family="paragraph" style:parent-style-name="Company">
      <style:text-properties fo:language="en" fo:country="US"/>
    </style:style>
    <style:style style:name="P13" style:family="paragraph" style:parent-style-name="Company">
      <style:text-properties fo:language="en" fo:country="US" fo:font-weight="normal" style:font-weight-asian="normal" style:font-weight-complex="normal"/>
    </style:style>
    <style:style style:name="P14" style:family="paragraph" style:parent-style-name="Footer" style:master-page-name="Standard">
      <style:paragraph-properties style:page-number="auto"/>
    </style:style>
    <style:style style:name="P15" style:family="paragraph" style:parent-style-name="Heading_20_1">
      <style:text-properties officeooo:rsid="000d8d13" officeooo:paragraph-rsid="000d8d13"/>
    </style:style>
    <style:style style:name="P16" style:family="paragraph" style:parent-style-name="Heading_20_1">
      <style:text-properties fo:language="en" fo:country="US" officeooo:rsid="000d8d13" officeooo:paragraph-rsid="000d8d13"/>
    </style:style>
    <style:style style:name="P17" style:family="paragraph" style:parent-style-name="Heading_20_1">
      <style:text-properties fo:language="en" fo:country="US" officeooo:rsid="000d9369" officeooo:paragraph-rsid="000d9369"/>
    </style:style>
    <style:style style:name="P18" style:family="paragraph" style:parent-style-name="List_20_Paragraph" style:list-style-name="LS3">
      <style:text-properties fo:language="en" fo:country="US"/>
    </style:style>
    <style:style style:name="P19" style:family="paragraph" style:parent-style-name="Normal">
      <style:text-properties style:font-name="Arial" fo:font-size="11pt" officeooo:rsid="000d8d13" officeooo:paragraph-rsid="000d8d13" style:font-size-asian="11pt" style:font-size-complex="11pt"/>
    </style:style>
    <style:style style:name="P20" style:family="paragraph" style:parent-style-name="Normal" style:list-style-name="L1">
      <style:paragraph-properties style:text-autospace="none">
        <style:tab-stops>
          <style:tab-stop style:position="0in"/>
        </style:tab-stops>
      </style:paragraph-properties>
      <style:text-properties style:font-name-asian="Times New Roman" style:font-name-complex="Arial"/>
    </style:style>
    <style:style style:name="P21" style:family="paragraph" style:parent-style-name="Normal" style:list-style-name="L2">
      <style:paragraph-properties style:text-autospace="none">
        <style:tab-stops>
          <style:tab-stop style:position="0in"/>
        </style:tab-stops>
      </style:paragraph-properties>
      <style:text-properties style:font-name-asian="Times New Roman" style:font-name-complex="Arial"/>
    </style:style>
    <style:style style:name="P22" style:family="paragraph" style:parent-style-name="Normal" style:list-style-name="L3">
      <style:paragraph-properties style:text-autospace="none">
        <style:tab-stops>
          <style:tab-stop style:position="0in"/>
        </style:tab-stops>
      </style:paragraph-properties>
      <style:text-properties style:font-name-asian="Times New Roman" style:font-name-complex="Arial"/>
    </style:style>
    <style:style style:name="P23" style:family="paragraph" style:parent-style-name="Position">
      <style:text-properties fo:language="en" fo:country="US"/>
    </style:style>
    <style:style style:name="P24" style:family="paragraph">
      <loext:graphic-properties draw:fill-color="#a0a0a0"/>
    </style:style>
    <style:style style:name="T1" style:family="text">
      <style:text-properties style:font-name="Cambria" fo:font-size="11pt" style:font-size-asian="11pt" text:display="none"/>
    </style:style>
    <style:style style:name="T2" style:family="text">
      <style:text-properties text:display="none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Calibri"/>
    </style:style>
    <style:style style:name="T5" style:family="text">
      <style:text-properties fo:language="en" fo:country="US" officeooo:rsid="000d8d13"/>
    </style:style>
    <style:style style:name="T6" style:family="text">
      <style:text-properties officeooo:rsid="000d8d13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style:font-name="Arial" fo:font-size="11pt" officeooo:rsid="000d8d13" style:font-size-asian="11pt" style:font-size-complex="11pt"/>
    </style:style>
    <style:style style:name="T9" style:family="text">
      <style:text-properties fo:text-transform="uppercase" style:font-name="Arial" fo:font-size="11pt" fo:letter-spacing="0.028in" fo:language="de" fo:country="CH" fo:font-weight="bold" style:font-name-asian="Times New Roman" style:font-size-asian="11pt" style:font-weight-asian="bold" style:font-name-complex="Arial" style:font-size-complex="11pt" style:font-weight-complex="bold"/>
    </style:style>
    <style:style style:name="T10" style:family="text">
      <style:text-properties fo:text-transform="uppercase" style:font-name="Arial" fo:font-size="11pt" fo:letter-spacing="0.028in" fo:font-weight="bold" style:font-name-asian="Times New Roman" style:font-size-asian="11pt" style:font-weight-asian="bold" style:font-name-complex="Arial" style:font-size-complex="11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-color="#a0a0a0" draw:auto-grow-height="false" draw:auto-grow-width="false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Title"><text:span text:style-name="T3">Jo</text:span><text:span text:style-name="T5">se Pons</text:span></text:p>
      <text:p text:style-name="Normal"/>
      <text:p text:style-name="Normal"><text:span text:style-name="T6">Calle y N</text:span><text:span text:style-name="T8">úmero de puerta:</text:span></text:p>
      <text:p text:style-name="Normal"><text:span text:style-name="T6">Localidad</text:span> <text:span text:style-name="T6">y C</text:span><text:span text:style-name="T8">ódigo postal:</text:span></text:p>
      <text:p text:style-name="P19">Número de telefono:</text:p>
      <text:p text:style-name="P9"><text:span text:style-name="T6">Correo electr</text:span><text:span text:style-name="T8">ónico:</text:span></text:p>
      <text:p text:style-name="Normal"/>
      <text:h text:style-name="P15" text:outline-level="1">Informaci<text:span text:style-name="T9">ón Personal</text:span></text:h>
      <text:p text:style-name="P1"/>
      <text:p text:style-name="P8">Fecha y lugar de nacimiento:</text:p>
      <text:p text:style-name="P8">Pa<text:span text:style-name="T7">ís</text:span>:</text:p>
      <text:p text:style-name="P8">Estado civil:</text:p>
      <text:p text:style-name="P7"/>
      <text:h text:style-name="P16" text:outline-level="1">EXPERIENCIA LABORAL</text:h>
      <text:p text:style-name="P3"/>
      <text:p text:style-name="P3">30/06/2021 – 14/08/2021 – Mahón, España</text:p>
      <text:p text:style-name="P10">AYUDANTE DE PEÓN DE OBRA – TEA, S.L.</text:p>
      <text:p text:style-name="P10"/>
      <text:list xml:id="list4282599147" text:style-name="L1">
        <text:list-item>
          <text:p text:style-name="P20">Ordenación de herramientas.</text:p>
        </text:list-item>
        <text:list-item>
          <text:p text:style-name="P20">Control de entrada de mercancía en almacén .</text:p>
        </text:list-item>
        <text:list-item>
          <text:p text:style-name="P20">Mantenimiento de orden y limpieza.</text:p>
        </text:list-item>
        <text:list-item>
          <text:p text:style-name="P20">Trabajos varios.</text:p>
        </text:list-item>
        <text:list-item>
          <text:p text:style-name="P20"/>
          <text:p text:style-name="P20"/>
        </text:list-item>
      </text:list>
      <text:p text:style-name="P3">02/05/2022 – 22/05/2022 – Dublín, Irlanda</text:p>
      <text:p text:style-name="P10">EXPERIENCIA ERASMUS+ – SPAR ARTANE</text:p>
      <text:p text:style-name="P10"/>
      <text:list xml:id="list1411148730" text:style-name="L2">
        <text:list-item>
          <text:p text:style-name="P21">Utilizar los medios informáticos para introducir datos, elaborar y gestionar documentos</text:p>
        </text:list-item>
      </text:list>
      <text:p text:style-name="P4"><text:tab/>seleccionando las herramientas informáticas adecuadas.</text:p>
      <text:list xml:id="list1565375021" text:style-name="L3">
        <text:list-item>
          <text:p text:style-name="P22">Atender los requerimientos de los clientes, obteniendo la información necesaria y resolviendo las dudas que puedan surgir en éstos.</text:p>
        </text:list-item>
        <text:list-item>
          <text:p text:style-name="P22">Elaborar e imprimir documentos diversos con medios informáticos (procesador de textos, hoja de cálculo y bases de datos).</text:p>
        </text:list-item>
        <text:list-item>
          <text:p text:style-name="P22">Conocer la estructura organizativa de la empresa.</text:p>
        </text:list-item>
        <text:list-item>
          <text:p text:style-name="P22">Archivar y clasificar documentación de acuerdo con las normas internas de la empresa.</text:p>
        </text:list-item>
        <text:list-item>
          <text:p text:style-name="P22">Conocer las medidas de prevención y protección individual y colectiva de los riesgos laborales de la empresa.</text:p>
        </text:list-item>
        <text:list-item>
          <text:p text:style-name="P22">Conocer los equipamientos, dispositivos y protocolos de prevención de la empresa.</text:p>
        </text:list-item>
        <text:list-item>
          <text:p text:style-name="P22">Organizarse el trabajo personal de forma adecuada, con orden, limpieza y diligencia.</text:p>
        </text:list-item>
        <text:list-item>
          <text:p text:style-name="P22">Mantener su espacio y lugar con el orden correspondiente, con limpieza, responsabilidad y seguridad.</text:p>
        </text:list-item>
        <text:list-item>
          <text:p text:style-name="P22">Empaquetar/envolver los porductos para expedición y venta.</text:p>
        </text:list-item>
      </text:list>
      <text:p text:style-name="P5"/>
      <text:h text:style-name="P17" text:outline-level="1">Educaci<text:span text:style-name="T10">ón</text:span></text:h>
      <text:p text:style-name="P2"/>
      <text:p text:style-name="P13">26/09/2020 – 20/06/2022 – Av. Vives Llull, 15, Mahón, España</text:p>
      <text:p text:style-name="P12">FPB EN SERVICIOS ADMINISTRATIVOS – IES Joan Ramis i Ramis</text:p>
      <text:p text:style-name="P12"/>
      <text:p text:style-name="P13">26/09/2020 – 20/06/2022 – Av. Vives Llull, 15, Mahón, España</text:p>
      <text:p text:style-name="P12">ESO – IES Joan Ramis i Ramis</text:p>
      <text:p text:style-name="P3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MS Mincho" svg:font-family="'MS Mincho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15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100%" fo:orphans="2" fo:widows="2"/>
      <style:text-properties style:font-name="Arial" fo:font-family="Arial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margin-left="1.6736in" fo:margin-right="0in" style:line-height-at-least="0.1528in" fo:text-indent="-1.6736in" style:auto-text-indent="false" fo:padding-left="0in" fo:padding-right="0in" fo:padding-top="0in" fo:padding-bottom="0.0555in" fo:border-left="none" fo:border-right="none" fo:border-top="none" fo:border-bottom="0.51pt solid #000000" fo:keep-with-next="always">
        <style:tab-stops>
          <style:tab-stop style:position="0in"/>
        </style:tab-stops>
      </style:paragraph-properties>
      <style:text-properties fo:text-transform="uppercase" fo:letter-spacing="0.028in" fo:language="de" fo:country="CH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No_20_List" style:display-name="No List" style:family="paragraph">
      <style:paragraph-properties fo:margin-top="0in" fo:margin-bottom="0.139in" style:contextual-spacing="false" fo:line-height="115%"/>
      <style:text-properties fo:font-size="11pt" style:font-size-asian="11pt" style:font-size-complex="11pt"/>
    </style:style>
    <style:style style:name="No_20_Spacing" style:display-name="No Spacing" style:family="paragraph">
      <style:paragraph-properties fo:margin-top="0in" fo:margin-bottom="0in" style:contextual-spacing="false" fo:line-height="100%"/>
      <style:text-properties style:font-name="Cambria" fo:font-family="Cambria" style:font-family-generic="roman" style:font-pitch="variable" fo:font-size="11pt" style:font-size-asian="11pt" style:font-size-complex="11pt"/>
    </style:style>
    <style:style style:name="Style1" style:family="paragraph">
      <style:paragraph-properties fo:margin-top="0in" fo:margin-bottom="0.139in" style:contextual-spacing="false" fo:line-height="115%"/>
      <style:text-properties fo:font-size="11pt" style:font-size-asian="11pt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>
        <style:tab-stops>
          <style:tab-stop style:position="6.5in" style:type="right"/>
        </style:tab-stops>
      </style:paragraph-properties>
      <style:text-properties fo:text-transform="uppercase" fo:font-size="9pt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/>
    </style:style>
    <style:style style:name="Title" style:family="paragraph" style:parent-style-name="Normal" style:class="chapter">
      <style:paragraph-properties fo:padding-left="0in" fo:padding-right="0in" fo:padding-top="0in" fo:padding-bottom="0.0555in" fo:border-left="none" fo:border-right="none" fo:border-top="none" fo:border-bottom="0.51pt solid #000000" style:text-autospace="none"/>
      <style:text-properties fo:font-size="16pt" fo:letter-spacing="0.0417in" fo:language="de" fo:country="CH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margin-left="1.8752in" fo:margin-right="0in" fo:text-indent="-0.1835in" style:auto-text-indent="false" style:text-autospace="none">
        <style:tab-stops>
          <style:tab-stop style:position="-0.2016in"/>
        </style:tab-stops>
      </style:paragraph-properties>
      <style:text-properties fo:language="de" fo:country="CH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Dates" style:family="paragraph" style:parent-style-name="Normal">
      <style:paragraph-properties fo:margin-left="1.6736in" fo:margin-right="0in" style:line-height-at-least="0.1528in" fo:text-indent="-1.6736in" style:auto-text-indent="false" style:text-autospace="none">
        <style:tab-stops>
          <style:tab-stop style:position="0in"/>
        </style:tab-stops>
      </style:paragraph-properties>
      <style:text-properties fo:text-transform="uppercase" fo:font-size="9pt" fo:letter-spacing="0.0071in" fo:language="de" fo:country="CH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/>
    </style:style>
    <style:style style:name="Company" style:family="paragraph" style:parent-style-name="Normal">
      <style:paragraph-properties fo:margin-left="1.6736in" fo:margin-right="0in" style:line-height-at-least="0.1528in" fo:text-indent="-1.6736in" style:auto-text-indent="false" style:text-autospace="none">
        <style:tab-stops>
          <style:tab-stop style:position="0in"/>
        </style:tab-stops>
      </style:paragraph-properties>
      <style:text-properties fo:text-transform="uppercase" fo:letter-spacing="0.0071in" fo:language="de" fo:country="CH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Position" style:family="paragraph" style:parent-style-name="Normal">
      <style:paragraph-properties fo:margin-left="1.6701in" fo:margin-right="0in" fo:margin-top="0in" fo:margin-bottom="0.139in" style:contextual-spacing="false" fo:line-height="0.1665in" fo:text-indent="-1.6701in" style:auto-text-indent="false" style:text-autospace="none">
        <style:tab-stops>
          <style:tab-stop style:position="0.0035in"/>
        </style:tab-stops>
      </style:paragraph-properties>
      <style:text-properties fo:color="#808080" loext:opacity="100%" fo:language="de" fo:country="CH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Footer" style:family="paragraph" style:parent-style-name="Header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text-transform="uppercase" style:font-name="Arial" fo:font-family="Arial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/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16pt" fo:letter-spacing="0.0417in" fo:language="de" fo:country="CH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text-transform="uppercase" style:font-name="Arial" fo:font-family="Arial" style:font-family-generic="swiss" style:font-pitch="variable" fo:letter-spacing="0.028in" fo:language="de" fo:country="CH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weight-complex="bold"/>
    </style:style>
    <style:style style:name="Dates_20_Char" style:display-name="Dates Char" style:family="text" style:parent-style-name="Default_20_Paragraph_20_Font">
      <style:text-properties fo:text-transform="uppercase" style:font-name="Arial" fo:font-family="Arial" style:font-family-generic="swiss" style:font-pitch="variable" fo:font-size="9pt" fo:letter-spacing="0.0071in" fo:language="de" fo:country="CH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/>
    </style:style>
    <style:style style:name="Company_20_Char" style:display-name="Company Char" style:family="text" style:parent-style-name="Default_20_Paragraph_20_Font">
      <style:text-properties fo:text-transform="uppercase" style:font-name="Arial" fo:font-family="Arial" style:font-family-generic="swiss" style:font-pitch="variable" fo:letter-spacing="0.0071in" fo:language="de" fo:country="CH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/>
    </style:style>
    <style:style style:name="Footer_20_Char" style:display-name="Footer Char" style:family="text" style:parent-style-name="Default_20_Paragraph_20_Font">
      <style:text-properties fo:text-transform="uppercase" style:font-name="Arial" fo:font-family="Arial" style:font-family-generic="swiss" style:font-pitch="variable" fo:font-size="9pt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/>
    </style:style>
    <style:style style:name="No_20_Spacing_20_Char" style:display-name="No Spacing Char" style:family="text" style:parent-style-name="Default_20_Paragraph_20_Font">
      <style:text-properties style:font-name="Cambria" fo:font-family="Cambria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_5f_tgc" style:display-name="_tgc" style:family="text"/>
    <style:style style:name="List1Level0" style:family="text">
      <style:text-properties fo:color="#bfbfbf" loext:opacity="100%" style:font-name="Wingdings" fo:font-family="Wingdings" style:font-pitch="variable" style:font-charset="x-symbol"/>
    </style:style>
    <style:style style:name="List1Level1" style:family="text">
      <style:text-properties style:font-name="Courier New" fo:font-family="'Courier New'" style:font-family-generic="modern" style:font-pitch="fixed" fo:font-size="10pt" style:font-size-asian="10pt"/>
    </style:style>
    <style:style style:name="List1Level2" style:family="text">
      <style:text-properties style:font-name="Wingdings" fo:font-family="Wingdings" style:font-pitch="variable" style:font-charset="x-symbol"/>
    </style:style>
    <style:style style:name="List1Level3" style:family="text">
      <style:text-properties style:font-name="Symbol" fo:font-family="Symbol" style:font-family-generic="roman" style:font-pitch="variable" style:font-charset="x-symbol"/>
    </style:style>
    <style:style style:name="List1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1Level5" style:family="text">
      <style:text-properties style:font-name="Wingdings" fo:font-family="Wingdings" style:font-pitch="variable" style:font-charset="x-symbol"/>
    </style:style>
    <style:style style:name="List1Level6" style:family="text">
      <style:text-properties style:font-name="Symbol" fo:font-family="Symbol" style:font-family-generic="roman" style:font-pitch="variable" style:font-charset="x-symbol"/>
    </style:style>
    <style:style style:name="List1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1Level8" style:family="text">
      <style:text-properties style:font-name="Wingdings" fo:font-family="Wingdings" style:font-pitch="variable" style:font-charset="x-symbol"/>
    </style:style>
    <style:style style:name="List2Level0" style:family="text">
      <style:text-properties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style:font-name="Wingdings" fo:font-family="Wingdings" style:font-pitch="variable" style:font-charset="x-symbol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loext:num-list-format="%1%" text:bullet-char="">
        <style:list-level-properties text:list-level-position-and-space-mode="label-alignment">
          <style:list-level-label-alignment text:label-followed-by="listtab" fo:text-indent="-0.25in" fo:margin-left="0.85in"/>
        </style:list-level-properties>
        <style:text-properties style:font-name="Wingdings"/>
      </text:list-level-style-bullet>
      <text:list-level-style-bullet text:level="2" text:style-name="List1Level1" loext:num-list-format="%2%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text:style-name="List1Level2" loext:num-list-format="%3%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1Level3" loext:num-list-format="%4%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1Level4" loext:num-list-format="%5%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text:style-name="List1Level5" loext:num-list-format="%6%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1Level6" loext:num-list-format="%7%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1Level7" loext:num-list-format="%8%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text:style-name="List1Level8" loext:num-list-format="%9%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loext:num-list-format="%1%" text:bullet-char="">
        <style:list-level-properties text:list-level-position-and-space-mode="label-alignment">
          <style:list-level-label-alignment text:label-followed-by="listtab" fo:text-indent="-0.2598in" fo:margin-left="1.9335in"/>
        </style:list-level-properties>
        <style:text-properties style:font-name="Wingdings"/>
      </text:list-level-style-bullet>
      <text:list-level-style-bullet text:level="2" text:style-name="List2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loext:num-list-format="%1%" text:bullet-char="">
        <style:list-level-properties text:list-level-position-and-space-mode="label-alignment">
          <style:list-level-label-alignment text:label-followed-by="listtab" fo:text-indent="-0.2598in" fo:margin-left="1.9335in"/>
        </style:list-level-properties>
        <style:text-properties style:font-name="Wingdings"/>
      </text:list-level-style-bullet>
      <text:list-level-style-bullet text:level="2" text:style-name="List3Level1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 style:master-page-name="Standard">
      <style:paragraph-properties style:page-number="auto"/>
    </style:style>
    <style:style style:name="MP2" style:family="paragraph">
      <loext:graphic-properties draw:fill-color="#a0a0a0"/>
    </style:style>
    <style:style style:name="MT1" style:family="text">
      <style:text-properties style:font-name="Cambria" fo:font-size="11pt" style:font-size-asian="11pt" text:display="none"/>
    </style:style>
    <style:style style:name="MT2" style:family="text">
      <style:text-properties text:display="none"/>
    </style:style>
    <style:style style:name="Mgr1" style:family="graphic">
      <style:graphic-properties draw:stroke="none" draw:fill-color="#a0a0a0" draw:auto-grow-height="false" draw:auto-grow-width="false" style:run-through="foreground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4902in" fo:margin-bottom="0.2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902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02in" fo:margin-bottom="0.2in" fo:margin-left="1in" fo:margin-right="1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in" fo:margin-left="0in" fo:margin-right="0in" fo:margin-bottom="0in" style:dynamic-spacing="true"/>
      </style:header-style>
      <style:footer-style>
        <style:header-footer-properties fo:min-height="0.5902in" fo:margin-left="0in" fo:margin-right="0in" fo:margin-top="0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MasterPageNext0">
      <style:footer>
        <text:p text:style-name="MP1"><text:span text:style-name="_5f_tgc"><text:span text:style-name="MT1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MasterPageNext0" style:page-layout-name="Mpm2" draw:style-name="Mdp1">
      <style:header>
        <text:p text:style-name="Header"/>
        <text:p text:style-name="Header"/>
        <text:p text:style-name="Normal"/>
      </style:header>
      <style:footer>
        <text:p text:style-name="Header"><draw:rect text:anchor-type="as-char" svg:y="0in" draw:z-index="0" draw:name="Shape1" draw:style-name="Mgr1" draw:text-style-name="MP2" svg:width="6.4642in" svg:height="0.0012in"><text:p/></draw:rect></text:p>
        <text:p text:style-name="Header"/>
        <text:p text:style-name="Footer">John Hloombert – Resume<text:tab/><text:page-number text:select-page="current">2</text:page-number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Button Down OpenOffice Resume</dc:title>
    <meta:creation-date>2017-08-04T17:36:39.92</meta:creation-date>
    <meta:editing-cycles>5</meta:editing-cycles>
    <meta:editing-duration>PT13M25S</meta:editing-duration>
    <dc:subject>hloom.com</dc:subject>
    <meta:initial-creator>hloom.com </meta:initial-creator>
    <dc:date>2022-11-30T15:31:02.232058175</dc:date>
    <meta:document-statistic meta:table-count="0" meta:image-count="0" meta:object-count="0" meta:page-count="1" meta:paragraph-count="38" meta:word-count="251" meta:character-count="1669" meta:non-whitespace-character-count="1455"/>
  </office:meta>
</office:document-meta>
</file>